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Standard">
      <style:paragraph-properties style:page-number="auto"/>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de Investigación n°2</text:p>
      <text:p text:style-name="Standard"><text:span text:style-name="T1">Nota: </text:span>Esta es un trabajo práctico de investigación de temas que posiblemente no estén detallados o mencionados en el material del aula virtual, te invitamos a consultar en internet en forma autodidacta sobre estos puntos para que puedas profundizar tus conocimientos sobre el contenido de la unidad actual.</text:p>
      <text:p text:style-name="Standard"/>
      <text:p text:style-name="Standard">1- Creá un archivo html que contenga una tabla e investigá: ¿Cómo podrías incrustar un video de YouTube en una celda de la tabla? Los videos de youtube, al igual que los maps, se incrustan yendo al video que se desea incrustar, aprentando en compartire insertar, de alli se extrae la etiqueta &lt;iframe&gt; con la referencia del video, se pega dentro de las etiqueta de la celda que se desee dentro de la siguiente manera : &lt;table&gt;&lt;tr&gt;&lt;td&gt;&lt;iframe&gt;&lt;/td&gt;&lt;/tr&gt;&lt;/table&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ia</meta:initial-creator>
    <meta:editing-cycles>3</meta:editing-cycles>
    <meta:creation-date>2020-08-14T23:43:00</meta:creation-date>
    <dc:date>2021-04-17T06:32:03.49</dc:date>
    <meta:editing-duration>PT1S</meta:editing-duration>
    <meta:generator>OpenOffice/4.1.8$Win32 OpenOffice.org_project/418m3$Build-9803</meta:generator>
    <meta:document-statistic meta:table-count="0" meta:image-count="0" meta:object-count="0" meta:page-count="1" meta:paragraph-count="3" meta:word-count="129" meta:character-count="7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